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130Cd_short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7]/2" office:value-type="float" office:value="0.145" calcext:value-type="float">
            <text:p>0.145</text:p>
          </table:table-cell>
          <table:table-cell table:formula="of:=[.D7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8]/2" office:value-type="float" office:value="0.3055" calcext:value-type="float">
            <text:p>0.3055</text:p>
          </table:table-cell>
          <table:table-cell table:formula="of:=[.D8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9]/2" office:value-type="float" office:value="0.42" calcext:value-type="float">
            <text:p>0.42</text:p>
          </table:table-cell>
          <table:table-cell table:formula="of:=[.D9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60" office:value-type="float" office:value="223.2" calcext:value-type="float">
            <text:p>223.2</text:p>
          </table:table-cell>
          <table:table-cell table:style-name="ce2" table:formula="of:=0.07*60" office:value-type="float" office:value="4.2" calcext:value-type="float">
            <text:p>4.2</text:p>
          </table:table-cell>
          <table:table-cell table:formula="of:=[.D11]/2" office:value-type="float" office:value="111.6" calcext:value-type="float">
            <text:p>111.6</text:p>
          </table:table-cell>
          <table:table-cell table:formula="of:=[.D11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60" office:value-type="float" office:value="133.8" calcext:value-type="float">
            <text:p>133.8</text:p>
          </table:table-cell>
          <table:table-cell table:style-name="ce2" table:formula="of:=0.04*60" office:value-type="float" office:value="2.4" calcext:value-type="float">
            <text:p>2.4</text:p>
          </table:table-cell>
          <table:table-cell table:formula="of:=[.D12]/2" office:value-type="float" office:value="66.9" calcext:value-type="float">
            <text:p>66.9</text:p>
          </table:table-cell>
          <table:table-cell table:formula="of:=[.D12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60" office:value-type="float" office:value="3544.2" calcext:value-type="float">
            <text:p>3544.2</text:p>
          </table:table-cell>
          <table:table-cell table:style-name="ce2" table:formula="of:=0.14*60" office:value-type="float" office:value="8.4" calcext:value-type="float">
            <text:p>8.4</text:p>
          </table:table-cell>
          <table:table-cell table:formula="of:=[.D13]/2" office:value-type="float" office:value="1772.1" calcext:value-type="float">
            <text:p>1772.1</text:p>
          </table:table-cell>
          <table:table-cell table:formula="of:=[.D13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60" office:value-type="float" office:value="2370" calcext:value-type="float">
            <text:p>2370</text:p>
          </table:table-cell>
          <table:table-cell table:style-name="ce2" table:formula="of:=0.8*60" office:value-type="float" office:value="48" calcext:value-type="float">
            <text:p>48</text:p>
          </table:table-cell>
          <table:table-cell table:formula="of:=[.D15]/2" office:value-type="float" office:value="1185" calcext:value-type="float">
            <text:p>1185</text:p>
          </table:table-cell>
          <table:table-cell table:formula="of:=[.D15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60*60" office:value-type="float" office:value="15717.6" calcext:value-type="float">
            <text:p>15717.6</text:p>
          </table:table-cell>
          <table:table-cell table:style-name="ce2" table:formula="of:=0.026*60*60" office:value-type="float" office:value="93.6" calcext:value-type="float">
            <text:p>93.6</text:p>
          </table:table-cell>
          <table:table-cell table:formula="of:=[.D16]/2" office:value-type="float" office:value="7858.8" calcext:value-type="float">
            <text:p>7858.8</text:p>
          </table:table-cell>
          <table:table-cell table:formula="of:=[.D16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0Cd_long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8]/2" office:value-type="float" office:value="0.145" calcext:value-type="float">
            <text:p>0.145</text:p>
          </table:table-cell>
          <table:table-cell table:formula="of:=[.D8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9]/2" office:value-type="float" office:value="0.3055" calcext:value-type="float">
            <text:p>0.3055</text:p>
          </table:table-cell>
          <table:table-cell table:formula="of:=[.D9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0]/2" office:value-type="float" office:value="0.42" calcext:value-type="float">
            <text:p>0.42</text:p>
          </table:table-cell>
          <table:table-cell table:formula="of:=[.D10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[.I3]" office:value-type="float" office:value="223.2" calcext:value-type="float">
            <text:p>223.2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2]/2" office:value-type="float" office:value="111.6" calcext:value-type="float">
            <text:p>111.6</text:p>
          </table:table-cell>
          <table:table-cell table:formula="of:=[.D12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[.I3]" office:value-type="float" office:value="133.8" calcext:value-type="float">
            <text:p>133.8</text:p>
          </table:table-cell>
          <table:table-cell table:style-name="ce2" table:formula="of:=0.04*[.I3]" office:value-type="float" office:value="2.4" calcext:value-type="float">
            <text:p>2.4</text:p>
          </table:table-cell>
          <table:table-cell table:formula="of:=[.D13]/2" office:value-type="float" office:value="66.9" calcext:value-type="float">
            <text:p>66.9</text:p>
          </table:table-cell>
          <table:table-cell table:formula="of:=[.D13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[.I3]" office:value-type="float" office:value="3544.2" calcext:value-type="float">
            <text:p>3544.2</text:p>
          </table:table-cell>
          <table:table-cell table:style-name="ce2" table:formula="of:=0.14*[.I3]" office:value-type="float" office:value="8.4" calcext:value-type="float">
            <text:p>8.4</text:p>
          </table:table-cell>
          <table:table-cell table:formula="of:=[.D14]/2" office:value-type="float" office:value="1772.1" calcext:value-type="float">
            <text:p>1772.1</text:p>
          </table:table-cell>
          <table:table-cell table:formula="of:=[.D14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5]/2" office:value-type="float" office:value="3780" calcext:value-type="float">
            <text:p>3780</text:p>
          </table:table-cell>
          <table:table-cell table:formula="of:=[.D15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[.I3]" office:value-type="float" office:value="2370" calcext:value-type="float">
            <text:p>2370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7]/2" office:value-type="float" office:value="1185" calcext:value-type="float">
            <text:p>1185</text:p>
          </table:table-cell>
          <table:table-cell table:formula="of:=[.D17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[.G3]" office:value-type="float" office:value="15717.6" calcext:value-type="float">
            <text:p>15717.6</text:p>
          </table:table-cell>
          <table:table-cell table:style-name="ce2" table:formula="of:=0.026*[.G3]" office:value-type="float" office:value="93.6" calcext:value-type="float">
            <text:p>93.6</text:p>
          </table:table-cell>
          <table:table-cell table:formula="of:=[.D18]/2" office:value-type="float" office:value="7858.8" calcext:value-type="float">
            <text:p>7858.8</text:p>
          </table:table-cell>
          <table:table-cell table:formula="of:=[.D18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9.05*[.G3]" office:value-type="float" office:value="32580" calcext:value-type="float">
            <text:p>3258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9]/2" office:value-type="float" office:value="16290" calcext:value-type="float">
            <text:p>16290</text:p>
          </table:table-cell>
          <table:table-cell table:formula="of:=[.D19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0]/2" office:value-type="float" office:value="166320" calcext:value-type="float">
            <text:p>166320</text:p>
          </table:table-cell>
          <table:table-cell table:formula="of:=[.D20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2]/2" office:value-type="float" office:value="2097" calcext:value-type="float">
            <text:p>2097</text:p>
          </table:table-cell>
          <table:table-cell table:formula="of:=[.D22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3]/2" office:value-type="float" office:value="16830" calcext:value-type="float">
            <text:p>16830</text:p>
          </table:table-cell>
          <table:table-cell table:formula="of:=[.D23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0.04*[.C3]" office:value-type="float" office:value="1262276" calcext:value-type="float">
            <text:p>1262276</text:p>
          </table:table-cell>
          <table:table-cell table:formula="of:=[.D25]/2" office:value-type="float" office:value="247721665000000" calcext:value-type="float">
            <text:p>247721665000000</text:p>
          </table:table-cell>
          <table:table-cell table:formula="of:=[.D25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0:34:29.800634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1:34.657101344</meta:creation-date>
    <dc:date>2018-11-05T17:21:24.571560721</dc:date>
    <meta:editing-duration>P5DT46M40S</meta:editing-duration>
    <meta:editing-cycles>38</meta:editing-cycles>
    <meta:generator>LibreOffice/5.0.6.2$Linux_X86_64 LibreOffice_project/00$Build-2</meta:generator>
    <meta:document-statistic meta:table-count="2" meta:cell-count="413" meta:object-count="0"/>
  </office:meta>
</office:document-meta>
</file>